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svg:x="5.7cm" svg:y="0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1cm" svg:x="6.7cm" svg:y="0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1cm" svg:x="7.7cm" svg:y="0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cm" svg:height="1cm" svg:x="8.7cm" svg:y="0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1cm" svg:x="5.2cm" svg:y="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1cm" svg:x="6.2cm" svg:y="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1cm" svg:x="7.2cm" svg:y="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1cm" svg:x="8.2cm" svg:y="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1cm" svg:x="10.2cm" svg:y="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cm" svg:height="1cm" svg:x="11.2cm" svg:y="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cm" svg:height="1cm" svg:x="12.2cm" svg:y="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cm" svg:height="1cm" svg:x="13.2cm" svg:y="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cm" svg:height="1cm" svg:x="0.2cm" svg:y="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1cm" svg:x="1.2cm" svg:y="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1cm" svg:x="2.2cm" svg:y="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1cm" svg:x="3.2cm" svg:y="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6.2cm" svg:y1="1.2cm" svg:x2="2.2cm" svg:y2="2.2cm">
          <text:p/>
        </draw:line>
        <draw:line draw:style-name="gr4" draw:text-style-name="P1" draw:layer="layout" svg:x1="7.2cm" svg:y1="1.2cm" svg:x2="7.2cm" svg:y2="2.2cm">
          <text:p/>
        </draw:line>
        <draw:line draw:style-name="gr4" draw:text-style-name="P1" draw:layer="layout" svg:x1="8.2cm" svg:y1="1.2cm" svg:x2="12.2cm" svg:y2="2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0.2cm" fo:margin-right="0.2cm" fo:page-width="14.4cm" fo:page-height="3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</meta:initial-creator>
    <meta:creation-date>2012-06-20T18:48:15</meta:creation-date>
    <dc:date>2012-06-20T19:14:56</dc:date>
    <dc:creator>Markus </dc:creator>
    <meta:editing-duration>PT7M41S</meta:editing-duration>
    <meta:editing-cycles>2</meta:editing-cycles>
    <meta:generator>LibreOffice/3.5$Linux_X86_64 LibreOffice_project/350m1$Build-2</meta:generator>
    <meta:document-statistic meta:object-count="19"/>
  </office:meta>
</office:document-meta>
</file>